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2" style:font-size-asian="14pt" style:font-weight-asian="normal" style:font-name-complex="Calibri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weight="normal" style:font-name-asian="Calibri2" style:font-weight-asian="normal" style:font-name-complex="Calibri2"/>
    </style:style>
    <style:style style:name="P5" style:family="paragraph" style:parent-style-name="Preformatted_20_Text">
      <style:paragraph-properties fo:margin-top="0cm" fo:margin-bottom="0.051cm" loext:contextual-spacing="false" fo:line-height="100%"/>
      <style:text-properties style:font-name="Calibri1" fo:font-weight="normal" style:font-weight-asian="normal" style:font-weight-complex="normal"/>
    </style:style>
    <style:style style:name="P6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33ba26" style:font-name-asian="Calibri2" style:font-weight-asian="bold" style:font-name-complex="Calibri2"/>
    </style:style>
    <style:style style:name="P7" style:family="paragraph" style:parent-style-name="Preformatted_20_Text">
      <style:paragraph-properties fo:margin-top="0cm" fo:margin-bottom="0.051cm" loext:contextual-spacing="false" fo:line-height="100%"/>
    </style:style>
    <style:style style:name="P8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fo:font-style="normal" fo:font-weight="normal" officeooo:rsid="003bcfa9" officeooo:paragraph-rsid="003bcfa9" style:font-name-asian="Calibri2" style:font-size-asian="12pt" style:font-style-asian="normal" style:font-weight-asian="normal" style:font-name-complex="Calibri2" style:font-size-complex="12pt" style:font-weight-complex="normal"/>
    </style:style>
    <style:style style:name="P9" style:family="paragraph" style:parent-style-name="Preformatted_20_Text">
      <style:paragraph-properties fo:margin-left="0cm" fo:margin-right="-0.801cm" fo:line-height="0.512cm" fo:text-indent="0cm" style:auto-text-indent="false"/>
      <style:text-properties officeooo:paragraph-rsid="002c4eac"/>
    </style:style>
    <style:style style:name="P10" style:family="paragraph" style:parent-style-name="Preformatted_20_Text">
      <style:paragraph-properties fo:margin-left="0cm" fo:margin-right="-0.801cm" fo:line-height="0.512cm" fo:text-indent="0cm" style:auto-text-indent="false"/>
      <style:text-properties fo:color="#000000" style:font-name="Calibri" fo:font-size="12pt" fo:font-style="normal" fo:font-weight="normal" officeooo:rsid="002c4eac" style:font-name-asian="Calibri2" style:font-size-asian="12pt" style:font-style-asian="normal" style:font-weight-asian="normal" style:font-name-complex="Calibri2" style:font-weight-complex="normal"/>
    </style:style>
    <style:style style:name="P11" style:family="paragraph" style:parent-style-name="Standard">
      <style:paragraph-properties fo:margin-left="0cm" fo:margin-right="-0.801cm" fo:margin-top="0cm" fo:margin-bottom="0.353cm" loext:contextual-spacing="false" fo:line-height="115%" fo:text-indent="0cm" style:auto-text-indent="false"/>
      <style:text-properties style:font-name="Calibri" fo:font-size="12pt" fo:font-style="normal" fo:font-weight="normal" officeooo:rsid="003f6080" officeooo:paragraph-rsid="003f6080" style:font-name-asian="Calibri2" style:font-size-asian="12pt" style:font-style-asian="normal" style:font-weight-asian="normal" style:font-name-complex="Calibri2" style:font-size-complex="12pt" style:font-weight-complex="normal"/>
    </style:style>
    <style:style style:name="P12" style:family="paragraph" style:parent-style-name="Preformatted_20_Text">
      <style:paragraph-properties fo:line-height="115%"/>
      <style:text-properties style:font-name="Calibri" fo:font-weight="normal" style:font-name-asian="Calibri2" style:font-weight-asian="normal" style:font-name-complex="Calibri2" style:font-weight-complex="normal"/>
    </style:style>
    <style:style style:name="P13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paragraph-rsid="001649d5" style:font-name-asian="Calibri2" style:font-size-asian="12pt" style:font-weight-asian="normal" style:font-name-complex="Calibri2" style:font-size-complex="12pt" style:font-weight-complex="normal"/>
    </style:style>
    <style:style style:name="P14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paragraph-rsid="00478d7f" style:font-name-asian="Calibri2" style:font-size-asian="12pt" style:font-weight-asian="normal" style:font-name-complex="Calibri2" style:font-size-complex="12pt" style:font-weight-complex="normal"/>
    </style:style>
    <style:style style:name="P15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paragraph-rsid="004a2384" style:font-name-asian="Calibri2" style:font-size-asian="12pt" style:font-weight-asian="normal" style:font-name-complex="Calibri2" style:font-size-complex="12pt" style:font-weight-complex="normal"/>
    </style:style>
    <style:style style:name="P16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paragraph-rsid="004ac875" style:font-name-asian="Calibri2" style:font-size-asian="12pt" style:font-weight-asian="normal" style:font-name-complex="Calibri2" style:font-size-complex="12pt" style:font-weight-complex="normal"/>
    </style:style>
    <style:style style:name="P17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paragraph-rsid="004c8eff" style:font-name-asian="Calibri2" style:font-size-asian="12pt" style:font-weight-asian="normal" style:font-name-complex="Calibri2" style:font-size-complex="12pt" style:font-weight-complex="normal"/>
    </style:style>
    <style:style style:name="P18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paragraph-rsid="004ddd22" style:font-name-asian="Calibri2" style:font-size-asian="12pt" style:font-weight-asian="normal" style:font-name-complex="Calibri2" style:font-size-complex="12pt" style:font-weight-complex="normal"/>
    </style:style>
    <style:style style:name="P19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paragraph-rsid="004fa8ad" style:font-name-asian="Calibri2" style:font-size-asian="12pt" style:font-weight-asian="normal" style:font-name-complex="Calibri2" style:font-size-complex="12pt" style:font-weight-complex="normal"/>
    </style:style>
    <style:style style:name="P20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weight="normal" officeooo:rsid="004ac875" officeooo:paragraph-rsid="004ac875" style:font-name-asian="Calibri2" style:font-size-asian="12pt" style:font-weight-asian="normal" style:font-name-complex="Calibri2" style:font-size-complex="12pt" style:font-weight-complex="normal"/>
    </style:style>
    <style:style style:name="P21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style="normal" fo:font-weight="normal" officeooo:paragraph-rsid="0051b78e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2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style="normal" fo:font-weight="normal" officeooo:paragraph-rsid="0055705b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3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style="normal" fo:font-weight="normal" officeooo:paragraph-rsid="0056b264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4" style:family="paragraph" style:parent-style-name="Preformatted_20_Text">
      <style:paragraph-properties fo:margin-top="0cm" fo:margin-bottom="0cm" loext:contextual-spacing="false" fo:line-height="115%"/>
      <style:text-properties style:font-name="Calibri" fo:font-size="12pt" fo:font-style="normal" fo:font-weight="normal" officeooo:paragraph-rsid="0056e9b6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5" style:family="paragraph" style:parent-style-name="Preformatted_20_Text">
      <style:paragraph-properties fo:margin-top="0cm" fo:margin-bottom="0.051cm" loext:contextual-spacing="false" fo:line-height="100%"/>
      <style:text-properties style:font-name="Calibri1" fo:font-weight="normal" officeooo:paragraph-rsid="0033ba26" style:font-weight-asian="normal" style:font-weight-complex="normal"/>
    </style:style>
    <style:style style:name="P26" style:family="paragraph" style:parent-style-name="Preformatted_20_Text">
      <style:paragraph-properties fo:margin-top="0cm" fo:margin-bottom="0.051cm" loext:contextual-spacing="false" fo:line-height="100%"/>
      <style:text-properties style:font-name="Calibri1" fo:font-weight="normal" officeooo:paragraph-rsid="00448ca6" style:font-weight-asian="normal" style:font-weight-complex="normal"/>
    </style:style>
    <style:style style:name="P27" style:family="paragraph" style:parent-style-name="Preformatted_20_Text">
      <style:paragraph-properties fo:margin-top="0cm" fo:margin-bottom="0.051cm" loext:contextual-spacing="false" fo:line-height="100%"/>
      <style:text-properties style:font-name="Calibri1" fo:font-weight="normal" officeooo:paragraph-rsid="0044f679" style:font-weight-asian="normal" style:font-weight-complex="normal"/>
    </style:style>
    <style:style style:name="P28" style:family="paragraph" style:parent-style-name="Preformatted_20_Text">
      <style:paragraph-properties fo:margin-top="0cm" fo:margin-bottom="0.051cm" loext:contextual-spacing="false" fo:line-height="100%"/>
      <style:text-properties style:font-name="Calibri1" fo:font-weight="bold" style:font-weight-asian="bold" style:font-weight-complex="bold"/>
    </style:style>
    <style:style style:name="P29" style:family="paragraph" style:parent-style-name="Preformatted_20_Text">
      <style:paragraph-properties fo:margin-top="0cm" fo:margin-bottom="0.051cm" loext:contextual-spacing="false" fo:line-height="100%"/>
      <style:text-properties officeooo:paragraph-rsid="00448ca6"/>
    </style:style>
    <style:style style:name="P30" style:family="paragraph" style:parent-style-name="Preformatted_20_Text">
      <style:paragraph-properties fo:margin-top="0cm" fo:margin-bottom="0.051cm" loext:contextual-spacing="false" fo:line-height="100%"/>
      <style:text-properties officeooo:paragraph-rsid="0044f679"/>
    </style:style>
    <style:style style:name="P31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448ca6" style:font-name-asian="Calibri2" style:font-weight-asian="bold" style:font-name-complex="Calibri2"/>
    </style:style>
    <style:style style:name="P32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44f679" style:font-name-asian="Calibri2" style:font-weight-asian="bold" style:font-name-complex="Calibri2"/>
    </style:style>
    <style:style style:name="P33" style:family="paragraph" style:parent-style-name="Preformatted_20_Text">
      <style:paragraph-properties fo:margin-left="0cm" fo:margin-right="-0.801cm" fo:line-height="0.512cm" fo:text-indent="0cm" style:auto-text-indent="false"/>
    </style:style>
    <style:style style:name="P34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P35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fo:font-style="normal" fo:font-weight="normal" officeooo:rsid="003ad212" officeooo:paragraph-rsid="00585931" style:font-name-asian="Calibri2" style:font-size-asian="12pt" style:font-style-asian="normal" style:font-weight-asian="normal" style:font-name-complex="Calibri2" style:font-size-complex="12pt" style:font-weight-complex="normal"/>
    </style:style>
    <style:style style:name="P36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fo:font-style="normal" fo:font-weight="normal" officeooo:rsid="003f6080" officeooo:paragraph-rsid="003ad212" style:font-name-asian="Calibri2" style:font-size-asian="12pt" style:font-style-asian="normal" style:font-weight-asian="normal" style:font-name-complex="Calibri2" style:font-size-complex="12pt" style:font-weight-complex="normal"/>
    </style:style>
    <style:style style:name="P37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fo:font-style="normal" fo:font-weight="normal" officeooo:rsid="00585931" officeooo:paragraph-rsid="00585931" style:font-name-asian="Calibri2" style:font-size-asian="12pt" style:font-style-asian="normal" style:font-weight-asian="normal" style:font-name-complex="Calibri2" style:font-size-complex="12pt" style:font-weight-complex="normal"/>
    </style:style>
    <style:style style:name="P38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>
        <style:tab-stops>
          <style:tab-stop style:position="15.529cm"/>
        </style:tab-stops>
      </style:paragraph-properties>
      <style:text-properties style:font-name="Calibri" fo:font-size="18pt" fo:font-weight="bold" style:font-name-asian="Calibri2" style:font-size-asian="18pt" style:font-weight-asian="bold" style:font-name-complex="Calibri2"/>
    </style:style>
    <style:style style:name="T1" style:family="text">
      <style:text-properties style:font-name="Calibri" fo:font-weight="normal" style:font-name-asian="Calibri2" style:font-weight-asian="normal" style:font-name-complex="Calibri2"/>
    </style:style>
    <style:style style:name="T2" style:family="text">
      <style:text-properties style:font-name="Calibri" fo:font-weight="normal" officeooo:rsid="00448ca6" style:font-name-asian="Calibri2" style:font-weight-asian="normal" style:font-name-complex="Calibri2"/>
    </style:style>
    <style:style style:name="T3" style:family="text">
      <style:text-properties style:font-name="Calibri" fo:font-weight="bold" style:font-name-asian="Calibri2" style:font-weight-asian="bold" style:font-name-complex="Calibri2"/>
    </style:style>
    <style:style style:name="T4" style:family="text">
      <style:text-properties style:font-name="Calibri" fo:font-weight="bold" officeooo:rsid="001649d5" style:font-name-asian="Calibri2" style:font-weight-asian="bold" style:font-name-complex="Calibri2"/>
    </style:style>
    <style:style style:name="T5" style:family="text">
      <style:text-properties style:font-name="Calibri" fo:font-weight="bold" style:font-name-asian="Calibri2" style:font-weight-asian="bold" style:font-name-complex="Calibri2" style:font-weight-complex="bold"/>
    </style:style>
    <style:style style:name="T6" style:family="text">
      <style:text-properties style:font-name="Calibri" fo:font-weight="bold" officeooo:rsid="00448ca6" style:font-name-asian="Calibri2" style:font-weight-asian="bold" style:font-name-complex="Calibri2"/>
    </style:style>
    <style:style style:name="T7" style:family="text"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50ef2" style:font-weight-asian="bold" style:font-weight-complex="bold"/>
    </style:style>
    <style:style style:name="T10" style:family="text">
      <style:text-properties fo:font-weight="bold" officeooo:rsid="004ddd22" style:font-weight-asian="bold" style:font-weight-complex="bold"/>
    </style:style>
    <style:style style:name="T11" style:family="text">
      <style:text-properties officeooo:rsid="00439b2e"/>
    </style:style>
    <style:style style:name="T12" style:family="text">
      <style:text-properties officeooo:rsid="00448ca6"/>
    </style:style>
    <style:style style:name="T13" style:family="text">
      <style:text-properties officeooo:rsid="00450ef2"/>
    </style:style>
    <style:style style:name="T14" style:family="text">
      <style:text-properties officeooo:rsid="00478d7f"/>
    </style:style>
    <style:style style:name="T15" style:family="text">
      <style:text-properties style:font-name="Calibri1" fo:font-weight="bold" style:font-weight-asian="bold" style:font-weight-complex="bold"/>
    </style:style>
    <style:style style:name="T16" style:family="text">
      <style:text-properties style:font-name="Calibri1" fo:font-weight="bold" officeooo:rsid="004ddd22" style:font-weight-asian="bold" style:font-weight-complex="bold"/>
    </style:style>
    <style:style style:name="T17" style:family="text">
      <style:text-properties officeooo:rsid="004a2384"/>
    </style:style>
    <style:style style:name="T18" style:family="text">
      <style:text-properties officeooo:rsid="004c8eff"/>
    </style:style>
    <style:style style:name="T19" style:family="text">
      <style:text-properties officeooo:rsid="004ddd22"/>
    </style:style>
    <style:style style:name="T20" style:family="text">
      <style:text-properties fo:font-style="italic" officeooo:rsid="004ddd22" style:font-style-asian="italic" style:font-style-complex="italic"/>
    </style:style>
    <style:style style:name="T21" style:family="text">
      <style:text-properties officeooo:rsid="005859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Praca domowa <text:span text:style-name="T12">6</text:span> – <text:span text:style-name="T11">graph</text:span></text:p>
      <text:p text:style-name="P2">Przemysław Kleszcz</text:p>
      <text:p text:style-name="P3">Zadanie</text:p>
      <text:p text:style-name="P4">Cel pracy domowej: <text:span text:style-name="T11">Wyznaczyć ilość spójnych składowych grafu, o krawędziach podanych z zewnętrznego pliku.</text:span></text:p>
      <text:p text:style-name="P3">Organizacja strukturalna</text:p>
      <text:p text:style-name="P1"><text:span text:style-name="T1">Projekt zawiera </text:span><text:span text:style-name="T2">pięć</text:span><text:span text:style-name="T1"> plik</text:span><text:span text:style-name="T2">ów</text:span><text:span text:style-name="T1">: </text:span><text:span text:style-name="T5">AppClient.java, Graph.java, Search.java, IgraphRemote.java, ISearchRemote.java</text:span></text:p>
      <text:p text:style-name="P6"><text:span text:style-name="T12">AppClient</text:span>.java:</text:p>
      <text:p text:style-name="P7"><text:span text:style-name="T3">public class </text:span><text:span text:style-name="T4">AppClient</text:span></text:p>
      <text:p text:style-name="P5"><text:s text:c="4"/>public static void main(String[] args)</text:p>
      <text:p text:style-name="P5"><text:s text:c="4"/>private static void prepareConnections()</text:p>
      <text:p text:style-name="P25"><text:s text:c="4"/>private static BufferedReader getBufferedReader(String file)</text:p>
      <text:p text:style-name="P25"><text:s text:c="4"/>private static void prepareGraph(String file)</text:p>
      <text:p text:style-name="P25"/>
      <text:p text:style-name="P31"><text:span text:style-name="T12">Graph</text:span>.java:</text:p>
      <text:p text:style-name="P29"><text:span text:style-name="T3">public class </text:span><text:span text:style-name="T6">Graph</text:span></text:p>
      <text:p text:style-name="P26"><text:s text:c="4"/>public Map&lt;Integer, ArrayList&lt;Integer&gt;&gt; obtainGraph()</text:p>
      <text:p text:style-name="P26"><text:s text:c="4"/>public void appendEdge(Integer first, Integer second)</text:p>
      <text:p text:style-name="P26"><text:s text:c="4"/>public boolean appendVertex(Integer vertex)</text:p>
      <text:p text:style-name="P26"><text:s text:c="4"/>public void reInitialize()</text:p>
      <text:p text:style-name="P26"/>
      <text:p text:style-name="P32">Search.java:</text:p>
      <text:p text:style-name="P30"><text:span text:style-name="T3">public class </text:span><text:span text:style-name="T6">Search</text:span></text:p>
      <text:p text:style-name="P27">public int getNumOfConsComp(Map&lt;Integer, ArrayList&lt;Integer&gt;&gt; graph)</text:p>
      <text:p text:style-name="P27">private List&lt;Integer&gt; getClosestMembers(Integer node, Map&lt;Integer, ArrayList&lt;Integer&gt;&gt; graph)</text:p>
      <text:p text:style-name="P27">private void dfs(int v, Map&lt;Integer, Boolean&gt; checked, Map&lt;Integer, ArrayList&lt;Integer&gt;&gt; graph)</text:p>
      <text:p text:style-name="P27"/>
      <text:p text:style-name="P27"><text:span text:style-name="T8">I</text:span><text:span text:style-name="T9">S</text:span><text:span text:style-name="T8">earchRemote</text:span> <text:span text:style-name="T13">oraz </text:span><text:span text:style-name="T9">IGraphRemote</text:span><text:span text:style-name="T13"> to interfejsy modelujące odpowiedzialność klas Search i Graph.</text:span></text:p>
      <text:p text:style-name="P28"/>
      <text:p text:style-name="P12"/>
      <text:p text:style-name="P13"><text:span text:style-name="T8">main(String[] args) -</text:span> <text:s/>Przyjmuje jako parametr tablicę argumentów linii komend. Punkt wejścia programu. </text:p>
      <text:p text:style-name="P13"/>
      <text:p text:style-name="P14"><text:span text:style-name="T15">prepareConnections()</text:span><text:span text:style-name="T8"> -</text:span> <text:s/><text:span text:style-name="T14">Inicjalizacja zmiennych będących referencjami do komponentów Graph i Search.</text:span></text:p>
      <text:p text:style-name="P14"/>
      <text:p text:style-name="P14"/>
      <text:p text:style-name="P15"><text:soft-page-break/><text:span text:style-name="T15">getBufferedReader(String file)</text:span><text:span text:style-name="T8"> -</text:span> <text:s/><text:span text:style-name="T17">Przyjmuje jako parametr ścieżkę do pliku z danymi krawędzi grafu. Zwraca obiekt BufferedReader, pozwalający na odczyt linii pliku.</text:span></text:p>
      <text:p text:style-name="P15"/>
      <text:p text:style-name="P16"><text:span text:style-name="T15">prepareGraph(String file)</text:span><text:span text:style-name="T8"> -</text:span> <text:s/><text:span text:style-name="T17">Przyjmuje jako parametr ścieżkę do pliku z danymi krawędzi grafu. </text:span></text:p>
      <text:p text:style-name="P20">Inicjalizuję strukturę grafu oraz wypełnia ją wierzchołkami i krawędziami.</text:p>
      <text:p text:style-name="P20"/>
      <text:p text:style-name="P17"><text:span text:style-name="T15">obtainGraph()</text:span><text:span text:style-name="T8"> -</text:span> <text:s/><text:span text:style-name="T18">Zwraca strukturę grafu.</text:span></text:p>
      <text:p text:style-name="P17"/>
      <text:p text:style-name="P18"><text:span text:style-name="T15">appendEdge(Integer first, Integer second)</text:span><text:span text:style-name="T8"> -</text:span> <text:s/><text:span text:style-name="T19">Przyjmuję jako parametry wierzchołki grafu stanowiące pojedynczą krawędź. Dodaję krawędź do struktury grafu.</text:span></text:p>
      <text:p text:style-name="P18"/>
      <text:p text:style-name="P19"><text:span text:style-name="T15">appendVertex(Integer vertex)</text:span><text:span text:style-name="T8"> -</text:span> <text:s/><text:span text:style-name="T19">Przyjmuję jako parametr wierzchołek grafu. Dodaje wierzchołek do struktury. Zwraca </text:span><text:span text:style-name="T20">false</text:span><text:span text:style-name="T19"> jeśli wierzchołek już istnieje w strukturze, w przeciwnym razie </text:span><text:span text:style-name="T20">true.</text:span></text:p>
      <text:p text:style-name="P19"><text:span text:style-name="T20"/></text:p>
      <text:p text:style-name="P21"><text:span text:style-name="T16">reInitialize()</text:span><text:span text:style-name="T10"> -</text:span><text:span text:style-name="T19"> <text:s/>Tworzy nową, pustą strukturę grafu.</text:span></text:p>
      <text:p text:style-name="P21"/>
      <text:p text:style-name="P22"><text:span text:style-name="T16">getNumOfConsComp(Map&lt;Integer, ArrayList&lt;Integer&gt;&gt; graph)</text:span><text:span text:style-name="T10"> -</text:span><text:span text:style-name="T19"> <text:s/>Przyjmuje jako parametr strukturę grafu. Zwraca liczbę spójnych składowych.</text:span></text:p>
      <text:p text:style-name="P22"/>
      <text:p text:style-name="P23"><text:span text:style-name="T16">getClosestMembers(Integer node, Map&lt;Integer, ArrayList&lt;Integer&gt;&gt; graph)</text:span><text:span text:style-name="T10"> -</text:span><text:span text:style-name="T19"> <text:s/>Przyjmuje jako parametry wierzchołek oraz strukturę grafu. Zwraca listę sąsiadów wierzchołka.</text:span></text:p>
      <text:p text:style-name="P23"/>
      <text:p text:style-name="P24"><text:span text:style-name="T16">dfs(int v, Map&lt;Integer, Boolean&gt; checked, Map&lt;Integer, ArrayList&lt;Integer&gt;&gt; graph)</text:span><text:span text:style-name="T10"> -</text:span><text:span text:style-name="T19"> Przyjmuje jako parametry wierzchołek grafu oraz strukturę grafu. Przeszukuje graf w głąb </text:span></text:p>
      <text:p text:style-name="P33"><text:span text:style-name="T7"/></text:p>
      <text:p text:style-name="P33"><text:span text:style-name="T7">Opis mechanizmu</text:span></text:p>
      <text:p text:style-name="P34"/>
      <text:p text:style-name="P35">Program <text:span text:style-name="T21">jest zrealizowany w postaci aplikacji klienckiej + EJB. Na początku pobierana jest ścieżka do pliku z danymi krawędzi grafu z parametrów linii komend. Tworzona jest struktura nowego grafu a przeczytane wierzchołki i krawędzie dodane do struktury. Graf jest przekazywany do komponentu Search, w którym odbywa się zliczanie ilości spójnych składowych grafu. Zwrócona wartość jest przekazywana na wyjście i jest to wynik działania programu.</text:span></text:p>
      <text:p text:style-name="P34"/>
      <text:p text:style-name="P37">Do rozwiązania problemu znalezienia spójnych składowych został wykorzystany algorytm DFS. Przechodzenie grafu w głąb polega na odłożeniu wierzchołka na stosie/liście i oznaczeniu jako sprawdzony. W następnej kolejności przechodzi się do następnego wierzchołka i procedura jest powtórzona (rekurencja). Jeśli program dojdzie do wierzchołka, który nie ma krawędzi incydentnych <text:s/>z nieodwiedzonymi wierzchołkami, należy go wyciągnąć ze stosu/listy i pobrać kolejny wierzchołek.</text:p>
      <text:p text:style-name="P36"/>
      <text:p text:style-name="P11"><text:soft-page-break/></text:p>
      <text:p text:style-name="P11"/>
      <text:p text:style-name="P8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20:32:29.043000000</dc:date>
    <meta:editing-duration>PT3H23M53S</meta:editing-duration>
    <meta:editing-cycles>67</meta:editing-cycles>
    <meta:generator>LibreOffice/5.4.2.2$Windows_X86_64 LibreOffice_project/22b09f6418e8c2d508a9eaf86b2399209b0990f4</meta:generator>
    <meta:document-statistic meta:table-count="0" meta:image-count="0" meta:object-count="0" meta:page-count="3" meta:paragraph-count="39" meta:word-count="410" meta:character-count="3501" meta:non-whitespace-character-count="3083"/>
  </office:meta>
</office:document-meta>
</file>